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ACOS</text:p>
          </table:table-cell>
          <table:table-cell office:value-type="string" calcext:value-type="string">
            <text:p>APPROX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" calcext:value-type="float">
            <text:p>0.9</text:p>
          </table:table-cell>
          <table:table-cell table:formula="of:=DEGREES(ACOS([.B2]))" office:value-type="float" office:value="25.8419327631671" calcext:value-type="float">
            <text:p>25.8419327631671</text:p>
          </table:table-cell>
          <table:table-cell office:value-type="float" office:value="26" calcext:value-type="float">
            <text:p>26</text:p>
          </table:table-cell>
          <table:table-cell table:formula="of:=[.A2]/50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7" calcext:value-type="float">
            <text:p>0.7</text:p>
          </table:table-cell>
          <table:table-cell table:formula="of:=DEGREES(ACOS([.B3]))" office:value-type="float" office:value="45.5729959991943" calcext:value-type="float">
            <text:p>45.5729959991943</text:p>
          </table:table-cell>
          <table:table-cell office:value-type="float" office:value="46" calcext:value-type="float">
            <text:p>46</text:p>
          </table:table-cell>
          <table:table-cell table:formula="of:=[.A3]/50"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table:formula="of:=DEGREES(ACOS([.B4]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formula="of:=[.A4]/5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formula="of:=DEGREES(ACOS([.B5]))" office:value-type="float" office:value="72.5423968762779" calcext:value-type="float">
            <text:p>72.5423968762779</text:p>
          </table:table-cell>
          <table:table-cell office:value-type="float" office:value="73" calcext:value-type="float">
            <text:p>73</text:p>
          </table:table-cell>
          <table:table-cell table:formula="of:=[.A5]/50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table:formula="of:=DEGREES(ACOS([.B6]))" office:value-type="float" office:value="84.2608295227332" calcext:value-type="float">
            <text:p>84.2608295227332</text:p>
          </table:table-cell>
          <table:table-cell office:value-type="float" office:value="84" calcext:value-type="float">
            <text:p>84</text:p>
          </table:table-cell>
          <table:table-cell table:formula="of:=[.A6]/50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7:57:49.772657647</meta:creation-date>
    <dc:date>2019-01-26T23:23:53.575483954</dc:date>
    <meta:editing-duration>PT5H15M53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